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2fdb8" officeooo:paragraph-rsid="0012fdb8"/>
    </style:style>
    <style:style style:name="P2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2fdb8" officeooo:paragraph-rsid="0012fdb8" style:font-name-asian="Nimbus Mono L" style:font-size-asian="10pt" style:font-name-complex="Liberation Mono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<text:s text:c="4"/>7. ( <text:s/>4) xx # hind</text:p>
            <text:p text:style-name="P3"><text:s text:c="3"/>17. ( <text:s/>1) 3T # attend</text:p>
            <text:p text:style-name="P3"><text:s text:c="3"/>41. ( <text:s/>1) xx # heir</text:p>
            <text:p text:style-name="P3"><text:s text:c="3"/>51. ( <text:s/>1) xx # concealed</text:p>
            <text:p text:style-name="P3"><text:s text:c="3"/>61. ( <text:s/>1) xx # obliged</text:p>
            <text:p text:style-name="P3"><text:s text:c="3"/>67. ( <text:s/>1) xx # entrusted</text:p>
            <text:p text:style-name="P3"><text:s text:c="3"/>77. ( <text:s/>1) xx # lasted</text:p>
            <text:p text:style-name="P3"><text:s text:c="3"/>87. ( <text:s/>1) xT # wicked</text:p>
            <text:p text:style-name="P3"><text:s text:c="3"/>93. ( <text:s/>1) xT # distant</text:p>
            <text:p text:style-name="P3"><text:s text:c="3"/>99. ( 10) xx # steward</text:p>
            <text:p text:style-name="P3"><text:s text:c="2"/>108. ( <text:s/>1) xx # inquired</text:p>
            <text:p text:style-name="P3"><text:s text:c="2"/>122. ( <text:s/>1) xx # grieved</text:p>
            <text:p text:style-name="P3"><text:s text:c="2"/>129. ( <text:s/>1) 3T # thought</text:p>
            <text:p text:style-name="P3"><text:s text:c="2"/>136. ( <text:s/>1) xx # tidings</text:p>
            <text:p text:style-name="P3"><text:s text:c="2"/>137. ( <text:s/>1) xx # feast</text:p>
            <text:p text:style-name="P3"><text:s text:c="2"/>138. ( <text:s/>1) xx # bairam</text:p>
            <text:p text:style-name="P3"><text:s text:c="2"/>142. ( <text:s/>2) xT # ordered</text:p>
            <text:p text:style-name="P3"><text:s text:c="2"/>146. ( <text:s/>5) xT # sacrifice</text:p>
            <text:p text:style-name="P3"><text:s text:c="2"/>148. ( <text:s/>2) xT # brought</text:p>
            <text:p text:style-name="P3"><text:s text:c="2"/>150. ( <text:s/>1) 3T # bound</text:p>
            <text:p text:style-name="P3"><text:s text:c="2"/>156. ( <text:s/>1) xx # piteously</text:p>
            <text:p text:style-name="P3"><text:s text:c="2"/>160. ( <text:s/>1) xT # streaming</text:p>
            <text:p text:style-name="P3"><text:s text:c="2"/>172. ( <text:s/>1) xx # scoffed</text:p>
            <text:p text:style-name="P3"><text:s text:c="2"/>174. ( <text:s/>1) xx # compassion</text:p>
            <text:p text:style-name="P3"><text:s text:c="2"/>176. ( <text:s/>1) xx # malice</text:p>
            <text:p text:style-name="P3"><text:s text:c="2"/>177. ( <text:s/>1) xx # avail</text:p>
            <text:p text:style-name="P3"><text:s text:c="2"/>187. ( <text:s/>1) xx # disarmed</text:p>
            <text:p text:style-name="P3"><text:s text:c="2"/>190. ( <text:s/>1) xx # skinning</text:p>
            <text:p text:style-name="P3"><text:s text:c="2"/>196. ( <text:s/>1) xx # vexed</text:p>
            <text:p text:style-name="P3"><text:s text:c="2"/>200. ( <text:s/>1) xx # stead</text:p>
            <text:p text:style-name="P3"><text:s text:c="2"/>205. ( <text:s/>1) xT # cord</text:p>
            <text:p text:style-name="P3"><text:s text:c="2"/>213. ( <text:s/>1) 3T # excite</text:p>
            <text:p text:style-name="P3"><text:s text:c="2"/>224. ( <text:s/>1) xT # instantly</text:p>
            <text:p text:style-name="P3"><text:s text:c="2"/>232. ( <text:s/>1) 3T # spite</text:p>
            <text:p text:style-name="P3"><text:s text:c="2"/>234. ( <text:s/>1) xx # remonstrances</text:p>
            <text:p text:style-name="P3"><text:s text:c="2"/>256. ( <text:s/>1) 3T # afterwards</text:p>
            <text:p text:style-name="P3"><text:s text:c="2"/>260. ( <text:s/>1) 3T # master</text:p>
            <text:p text:style-name="P3"><text:s text:c="2"/>267. ( <text:s/>1) xx # sacrificed</text:p>
            <text:p text:style-name="P3"><text:s text:c="2"/>270. ( <text:s/>1) xx # wrought</text:p>
            <text:p text:style-name="P3"><text:s text:c="2"/>272. ( <text:s/>1) xx # master's</text:p>
            <text:p text:style-name="P3"><text:s text:c="2"/>275. ( <text:s/>4) xT # genius</text:p>
            <text:p text:style-name="P3"><text:s text:c="2"/>279. ( <text:s/>1) xx # astonishment</text:p>
            <text:p text:style-name="P3"><text:s text:c="2"/>284. ( <text:s/>1) xT # dumb</text:p>
            <text:p text:style-name="P3"><text:s text:c="2"/>286. ( <text:s/>1) xx # caresses</text:p>
            <text:p text:style-name="P3"><text:s text:c="2"/>287. ( <text:s/>1) xx # steward's</text:p>
            <text:p text:style-name="P3"><text:s text:c="2"/>291. ( <text:s/>1) 3T # shape</text:p>
            <text:p text:style-name="P3"><text:s text:c="2"/>304. ( <text:s/>1) xx # ample</text:p>
            <text:p text:style-name="P3"><text:s text:c="2"/>305. ( <text:s/>1) xx # dowry</text:p>
            <text:p text:style-name="P3"><text:s text:c="2"/>307. ( <text:s/>1) 3T # spare</text:p>
            <text:p text:style-name="P3"><text:s text:c="2"/>310. ( <text:s/>1) xT # vessel</text:p>
            <text:p text:style-name="P3"><text:s text:c="2"/>315. ( <text:s/>1) xT # throwing</text:p>
            <text:p text:style-name="P3"><text:s text:c="2"/>319. ( <text:s/>1) xx # exclaimed</text:p>
            <text:p text:style-name="P3"><text:s text:c="2"/>323. ( <text:s/>1) xT # maiden</text:p>
            <text:p text:style-name="P3"><text:s text:c="2"/>325. ( <text:s/>1) xx # rescued</text:p>
            <text:p text:style-name="P3"><text:s text:c="2"/>327. ( <text:s/>1) xx # enchantment</text:p>
            <text:p text:style-name="P3"><text:s text:c="2"/>329. ( <text:s/>1) xx # gratitude</text:p>
            <text:p text:style-name="P3"><text:s text:c="2"/>331. ( <text:s/>1) xx # consented</text:p>
            <text:p text:style-name="P3"><text:s text:c="2"/>332. ( <text:s/>1) xx # joyfully</text:p>
            <text:p text:style-name="P3"><text:s text:c="2"/>339. ( <text:s/>1) 3T # stranger</text:p>
            <text:p text:style-name="P3"><text:s text:c="2"/>342. ( <text:s/>1) xx # repugnance</text:p>
            <text:p text:style-name="P3"><text:s text:c="2"/>345. ( <text:s/>1) xx # widower</text:p>
            <text:p text:style-name="P3"><text:s text:c="2"/>350. ( <text:s/>1) xx # confide</text:p>
            <text:p text:style-name="P3"><text:s text:c="2"/>353. ( <text:s/>1) xx # marvellous</text:p>
            <text:p text:style-name="P3"><text:soft-page-break/><text:s text:c="2"/>366. ( <text:s/>1) xx # astonishing</text:p>
            <text:p text:style-name="P3"><text:s text:c="2"/>371. ( <text:s/>1) xx # surpasses</text:p>
          </table:table-cell>
          <table:table-cell table:style-name="Table1.B1" office:value-type="string">
            <text:p text:style-name="P3">7. (4) xx # hind</text:p>
            <text:p text:style-name="P3">   17. (1) 3T # присутствовать</text:p>
            <text:p text:style-name="P3">   41. (1) хх # наследник</text:p>
            <text:p text:style-name="P3">   51. (1) хх # скрыт</text:p>
            <text:p text:style-name="P3">   61. (1) хх # обязана</text:p>
            <text:p text:style-name="P3">   67. (1) xx # поручено</text:p>
            <text:p text:style-name="P3">   77. (1) хх # продолжалось</text:p>
            <text:p text:style-name="P3">   87. (1) хТ # злой</text:p>
            <text:p text:style-name="P3">   93. (1) xT # дальний</text:p>
            <text:p text:style-name="P3">   99. (10) хх # стюард</text:p>
            <text:p text:style-name="P3">  108. (1) хх # спросил</text:p>
            <text:p text:style-name="P3">  122. (1) хх # огорчен</text:p>
            <text:p text:style-name="P3">  129. (1) 3T # думал</text:p>
            <text:p text:style-name="P3">  136. (1) xx # вести</text:p>
            <text:p text:style-name="P3">  137. (1) хх # праздник</text:p>
            <text:p text:style-name="P3">  138. (1) хх # байрам</text:p>
            <text:p text:style-name="P3">  142. (2) xT # заказан</text:p>
            <text:p text:style-name="P3">  146. (5) хТ # жертва</text:p>
            <text:p text:style-name="P3">  148. (2) xT # принес</text:p>
            <text:p text:style-name="P3">  150. (1) 3T # связаны</text:p>
            <text:p text:style-name="P3">  156. (1) хх # с сожалением</text:p>
            <text:p text:style-name="P3">  160. (1) xT # потоковое</text:p>
            <text:p text:style-name="P3">  172. (1) хх # издевались</text:p>
            <text:p text:style-name="P3">  174. (1) хх # сострадание</text:p>
            <text:p text:style-name="P3">  176. (1) хх # злоба</text:p>
            <text:p text:style-name="P3">  177. (1) хх # безрезультатно</text:p>
            <text:p text:style-name="P3">  187. (1) хх # снят с охраны</text:p>
            <text:p text:style-name="P3">  190. (1) хх # скиннинг</text:p>
            <text:p text:style-name="P3">  196. (1) хх # недовольный</text:p>
            <text:p text:style-name="P3">  200. (1) хх # вместо</text:p>
            <text:p text:style-name="P3">  205. (1) шнур xT #</text:p>
            <text:p text:style-name="P3">  213. (1) 3T # возбуждают</text:p>
            <text:p text:style-name="P3">  224. (1) xT # мгновенно</text:p>
            <text:p text:style-name="P3">  232. (1) 3T # несмотря</text:p>
            <text:p text:style-name="P3">  234. (1) хх # возражений</text:p>
            <text:p text:style-name="P3">  256. (1) 3T # впоследствии</text:p>
            <text:p text:style-name="P3">  260. (1) 3T # мастер</text:p>
            <text:p text:style-name="P3">  267. (1) хх # принесен в жертву</text:p>
            <text:p text:style-name="P3">  270. (1) хх # кованые</text:p>
            <text:p text:style-name="P3">  272. (1) хх # магистр</text:p>
            <text:p text:style-name="P3">  275. (4) хТ # гений</text:p>
            <text:p text:style-name="P3">  279. (1) хх # удивление</text:p>
            <text:p text:style-name="P3">  284. (1) xT # немой</text:p>
            <text:p text:style-name="P3">  286. (1) хх # ласки</text:p>
            <text:p text:style-name="P3">  287. (1) хх # стюарда</text:p>
            <text:p text:style-name="P3">  291. (1) 3T # форма</text:p>
            <text:p text:style-name="P3">  304. (1) хх # достаточно</text:p>
            <text:p text:style-name="P3">  305. (1) хх # приданое</text:p>
            <text:p text:style-name="P3">  307. (1) 3T # запасной</text:p>
            <text:p text:style-name="P3">  310. (1) xT # судно</text:p>
            <text:p text:style-name="P3">  315. (1) бросок xT #</text:p>
            <text:p text:style-name="P3">  319. (1) хх # воскликнул</text:p>
            <text:p text:style-name="P3">  323. (1) xT # девичья</text:p>
            <text:p text:style-name="P3">  325. (1) хх # спасен</text:p>
            <text:p text:style-name="P3">  327. (1) хх # чары</text:p>
            <text:p text:style-name="P3">  329. (1) хх # благодарность</text:p>
            <text:p text:style-name="P3">  331. (1) хх # согласен</text:p>
            <text:p text:style-name="P3">  332. (1) хх # радостно</text:p>
            <text:p text:style-name="P3">  339. (1) 3T # незнакомец</text:p>
            <text:p text:style-name="P3">  342. (1) хх # отвращение</text:p>
            <text:p text:style-name="P3">  345. (1) хх # вдовец</text:p>
            <text:p text:style-name="P3">  350. (1) хх # доверять</text:p>
            <text:p text:style-name="P3">  353. (1) хх # изумительно</text:p>
            <text:p text:style-name="P3"><text:soft-page-break/>  366. (1) хх # удивительно</text:p>
            <text:p text:style-name="P3">  371. (1) хх # превосходит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</table:table>
      <text:p text:style-name="P1">=== Word number is 1169</text:p>
      <text:p text:style-name="P1"/>
      <text:p text:style-name="P1">=== Unique word number is 373</text:p>
      <text:p text:style-name="P1"/>
      <text:p text:style-name="P1"/>
      <text:p text:style-name="P1">=== Unknown word number is 6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8T01:38:09.814539302</dc:date>
    <meta:editing-duration>PT50S</meta:editing-duration>
    <meta:editing-cycles>1</meta:editing-cycles>
    <meta:document-statistic meta:table-count="1" meta:image-count="0" meta:object-count="0" meta:page-count="2" meta:paragraph-count="133" meta:word-count="737" meta:character-count="3290" meta:non-whitespace-character-count="2344"/>
    <meta:generator>LibreOffice/5.1.6.2$Linux_X86_64 LibreOffice_project/10m0$Build-2</meta:generator>
  </office:meta>
</office:document-meta>
</file>